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4909c" officeooo:paragraph-rsid="001490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Giriş</text:h>
      <text:p text:style-name="P1"/>
      <text:p text:style-name="P1">Yapay sinir ağlarının nasıl genetik algoritmalar ile evrimleştiğini bilmek için, önce Genetik algoritmaların ve yapay sinir ağlarının ne olduğunu bilmek gerekir. Genetik Algoritmalar altında evolotion.js kütüphanesinin nasıl çalıştığı, Yapay sinir Ağlarının altında ANN.js kütüphanesinin nasıl çalıştığını anlattım. Bu kütüphaneleri yazabilecek ve anlayabilcek kadar bilgi verdikten sonra, nöroevrim hakkında bilgi verip, XOR probleminin nöroevrim ile nasıl çözülebileceğini gösterd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72cm" fo:margin-right="3.93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58S</meta:editing-duration>
    <meta:editing-cycles>3</meta:editing-cycles>
    <meta:generator>LibreOffice/4.4.7.2$Windows_x86 LibreOffice_project/f3153a8b245191196a4b6b9abd1d0da16eead600</meta:generator>
    <dc:date>2016-05-16T17:36:23.329000000</dc:date>
    <meta:document-statistic meta:table-count="0" meta:image-count="0" meta:object-count="0" meta:page-count="1" meta:paragraph-count="2" meta:word-count="58" meta:character-count="490" meta:non-whitespace-character-count="434"/>
    <meta:user-defined meta:name="Info 1"/>
    <meta:user-defined meta:name="Info 2"/>
    <meta:user-defined meta:name="Info 3"/>
    <meta:user-defined meta:name="Info 4"/>
  </office:meta>
</office:document-meta>
</file>